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8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79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0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2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3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4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5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6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7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8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89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0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2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3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4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7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8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99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0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2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3" style:parent-style-name="Paragraphedeliste" style:list-style-name="LFO5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4" style:parent-style-name="Paragraphedeliste" style:list-style-name="LFO5" style:family="paragraph">
      <style:paragraph-properties fo:margin-bottom="0in">
        <style:tab-stops>
          <style:tab-stop style:type="left" style:position="-3.2201in"/>
          <style:tab-stop style:type="left" style:position="-0.3652in"/>
        </style:tab-stops>
      </style:paragraph-properties>
    </style:style>
    <style:style style:name="P105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7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0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1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2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3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2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Normal" style:family="paragraph">
      <style:paragraph-properties fo:break-before="page" style:vertical-align="auto"/>
      <style:text-properties fo:hyphenate="true"/>
    </style:style>
    <style:style style:name="P12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 (Island / Artikodin niv 70)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</text:p>
        </text:list-item>
      </text:list>
      <text:p text:style-name="P66"/>
      <text:p text:style-name="P67">2<text:span text:style-name="T68">ème</text:span><text:s/>post game / Rival / (dracolosse/<text:s/>Rinastock<text:s/>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 = fin</text:p>
            </text:list-item>
          </text:list>
        </text:list-item>
      </text:list>
      <text:p text:style-name="P75"/>
      <text:p text:style-name="P76">Map  (contexte) :</text:p>
      <text:list text:style-name="LFO5" text:continue-numbering="true">
        <text:list-item>
          <text:p text:style-name="P77">3 grandes villes</text:p>
          <text:list text:continue-numbering="true">
            <text:list-item>
              <text:p text:style-name="P78">Butare (arène 2)</text:p>
            </text:list-item>
            <text:list-item>
              <text:p text:style-name="P79">Kigali (Arène 7)</text:p>
            </text:list-item>
            <text:list-item>
              <text:p text:style-name="P80">Akagera (Arène 6 / National Park)</text:p>
            </text:list-item>
          </text:list>
        </text:list-item>
        <text:list-item>
          <text:p text:style-name="P81">8 villages</text:p>
          <text:list text:continue-numbering="true">
            <text:list-item>
              <text:p text:style-name="P82">Kamembe (marché)</text:p>
            </text:list-item>
            <text:list-item>
              <text:p text:style-name="P83">Binana (arène 1)</text:p>
            </text:list-item>
            <text:list-item>
              <text:p text:style-name="P84">Gashora</text:p>
            </text:list-item>
            <text:list-item>
              <text:p text:style-name="P85">Nguzi (arène 4)</text:p>
            </text:list-item>
            <text:list-item>
              <text:p text:style-name="P86">Kabarore (arène 8)</text:p>
            </text:list-item>
            <text:list-item>
              <text:p text:style-name="P87">Mabuye (arène 3)</text:p>
            </text:list-item>
            <text:list-item>
              <text:p text:style-name="P88">Gabegi</text:p>
            </text:list-item>
            <text:list-item>
              <text:p text:style-name="P89">Ndego</text:p>
            </text:list-item>
            <text:list-item>
              <text:p text:style-name="P90">Karongi</text:p>
            </text:list-item>
          </text:list>
        </text:list-item>
        <text:list-item>
          <text:p text:style-name="P91">2 Forêts</text:p>
          <text:list text:continue-numbering="true">
            <text:list-item>
              <text:p text:style-name="P92">Nyungwe</text:p>
            </text:list-item>
            <text:list-item>
              <text:p text:style-name="P93">Akagera</text:p>
            </text:list-item>
          </text:list>
        </text:list-item>
        <text:list-item>
          <text:p text:style-name="P94">1 ruines</text:p>
          <text:list text:continue-numbering="true">
            <text:list-item>
              <text:p text:style-name="P95">Mont Nyamisangi</text:p>
            </text:list-item>
          </text:list>
        </text:list-item>
        <text:list-item>
          <text:p text:style-name="P96">4 grottes</text:p>
          <text:list text:continue-numbering="true">
            <text:list-item>
              <text:p text:style-name="P97">Colline Karambo</text:p>
            </text:list-item>
            <text:list-item>
              <text:p text:style-name="P98">Colline<text:s/>Nyakabanda</text:p>
            </text:list-item>
            <text:list-item>
              <text:p text:style-name="P99">Colline Mugogwe</text:p>
            </text:list-item>
            <text:list-item>
              <text:p text:style-name="P100">Colline Nkanda (Red)</text:p>
            </text:list-item>
          </text:list>
        </text:list-item>
        <text:list-item>
          <text:p text:style-name="P101">1 mer (Kiwu)</text:p>
          <text:list text:continue-numbering="true">
            <text:list-item>
              <text:p text:style-name="P102">2 îles</text:p>
              <text:list text:continue-numbering="true">
                <text:list-item>
                  <text:p text:style-name="P103">Nkombo Island (arène 5)</text:p>
                </text:list-item>
                <text:list-item>
                  <text:p text:style-name="P104">Ischwa Island</text:p>
                </text:list-item>
              </text:list>
            </text:list-item>
          </text:list>
        </text:list-item>
        <text:list-item>
          <text:p text:style-name="P105">15 routes</text:p>
        </text:list-item>
        <text:list-item>
          <text:p text:style-name="P106">Ligue pokémon</text:p>
          <text:list text:continue-numbering="true">
            <text:list-item>
              <text:p text:style-name="P107">Mont Nyamisangi</text:p>
            </text:list-item>
          </text:list>
        </text:list-item>
      </text:list>
      <text:p text:style-name="P108"/>
      <text:p text:style-name="P109">Arènes :</text:p>
      <text:list text:style-name="LFO6" text:continue-numbering="true">
        <text:list-item>
          <text:p text:style-name="P110">Normal</text:p>
        </text:list-item>
        <text:list-item>
          <text:p text:style-name="P111">Roche</text:p>
        </text:list-item>
        <text:list-item>
          <text:p text:style-name="P112">Insecte</text:p>
        </text:list-item>
        <text:list-item>
          <text:p text:style-name="P113">Combat</text:p>
        </text:list-item>
        <text:list-item>
          <text:p text:style-name="P114">Acier</text:p>
        </text:list-item>
        <text:list-item>
          <text:p text:style-name="P115">Plante</text:p>
        </text:list-item>
        <text:list-item>
          <text:p text:style-name="P116">Electrique</text:p>
        </text:list-item>
        <text:list-item>
          <text:p text:style-name="P117">Psy</text:p>
        </text:list-item>
      </text:list>
      <text:p text:style-name="P118"/>
      <text:p text:style-name="P119">Ligue :</text:p>
      <text:list text:style-name="LFO7" text:continue-numbering="true">
        <text:list-item>
          <text:p text:style-name="P120">Poison</text:p>
        </text:list-item>
        <text:list-item>
          <text:p text:style-name="P121">Eau</text:p>
        </text:list-item>
        <text:list-item>
          <text:p text:style-name="P122">Ténèbres</text:p>
        </text:list-item>
        <text:list-item>
          <text:p text:style-name="P123">Feu</text:p>
        </text:list-item>
        <text:list-item>
          <text:p text:style-name="P124">Dragon</text:p>
        </text:list-item>
      </text:list>
      <text:p text:style-name="P125"/>
      <text:p text:style-name="P126">Textes</text:p>
      <text:p text:style-name="P127"/>
      <text:p text:style-name="P128">La team Roket à encore frappée, cette fois dans la ville de Ndego.</text:p>
      <text:p text:style-name="P129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3-19T13:52:00Z</dc:date>
    <meta:template xlink:href="Normal" xlink:type="simple"/>
    <meta:editing-cycles>26</meta:editing-cycles>
    <meta:editing-duration>PT0S</meta:editing-duration>
    <meta:document-statistic meta:page-count="1" meta:paragraph-count="4" meta:word-count="320" meta:character-count="2082" meta:row-count="14" meta:non-whitespace-character-count="1766"/>
  </office:meta>
</office:document-meta>
</file>